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o stretchy="false">ℏ</mo>
      <mo stretchy="false">ω</mo>
      <mfenced open="(" close=")">
        <mrow>
          <mover accent="true">
            <mi>n</mi>
            <mo stretchy="false">̂</mo>
          </mover>
          <mrow>
            <mi/>
            <mo stretchy="false">+</mo>
            <mi/>
          </mrow>
          <mfrac>
            <mn>1</mn>
            <mn>2</mn>
          </mfrac>
        </mrow>
      </mfenced>
    </mrow>
    <annotation encoding="StarMath 5.0">H `=` hbar %iomega left ( hat n `+` 1 over 2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51:51.394000000</meta:creation-date>
    <meta:generator>LibreOffice/4.1.4.2$Windows_x86 LibreOffice_project/0a0440ccc0227ad9829de5f46be37cfb6edcf72</meta:generator>
  </office:meta>
</office:document-meta>
</file>